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in" fo:margin-right="0in" fo:text-indent="0in" style:auto-text-indent="false"/>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dea Hopper for SPP</text:p>
      <text:h text:style-name="Heading_20_1" text:outline-level="1">Introduction</text:h>
      <text:p text:style-name="Text_20_body">This document is used to collect a list of ideas that I have about how to improve my SPP solution and analysis so that I can not lose them even though I might not actually have time to implement them.</text:p>
      <text:h text:style-name="Heading_20_1" text:outline-level="1">h-cost based on network letter distance</text:h>
      <text:p text:style-name="Text_20_body">Given the word set as a digraph for palindromes with edges weighted according to word length, it may be possible to compute a more effective heuristic cost by precomputing the cost to achieve a palindrome state. Further, it may be possible to precompute several such costs based on letter rarity. For instance, say for a given edge set we can see that the letter 'q' only appears in 1% of edges, but the letter 'e' is contained in 67% of edges. This would lead us to suspect that if a given path through the digraph has not yet passed through a 'q', that is is likely to cost more than say if it still needs to pass through an 'e' edge. Thus, having 'cost to nearest palindrome vertex through q edge' may be very effective in approximating total cost to the goal state.</text:p>
      <text:h text:style-name="Heading_20_2" text:outline-level="2">update</text:h>
      <text:p text:style-name="Text_20_body">Well, I tried out the above idea and it doesn't appear to have helped all that much. It seems that the distance from any given vertex to another vertex that is a palindrome doesn't take that long, even if it has to go through some edge containing a specified letter. Well, I guess it may help once you get closer. But at least at first the prior method of just counting the required letters and basing the heuristic on that seems like its still being used a lot more than this new method.</text:p>
      <text:h text:style-name="Heading_20_1" text:outline-level="1">exploit loopback to the network root vertex</text:h>
      <text:p text:style-name="Text_20_body">One early idea that I had when still using the 2<text:span text:style-name="T1">nd</text:span> paradigm, was to take advantage of the fact that any palindrome solution can be segmented into two main parts: </text:p>
      <text:list xml:id="list909833036" text:style-name="L1">
        <text:list-item>
          <text:p text:style-name="P1">A middle part which is a path from the root vertex to some palindrome vertex.</text:p>
        </text:list-item>
        <text:list-item>
          <text:p text:style-name="P1">An outside part which is a loop on the root vertex.</text:p>
        </text:list-item>
      </text:list>
      <text:p text:style-name="Text_20_body">For instance, here are a few examples of what I mean by a path that loops on the root vertex:</text:p>
      <text:list xml:id="list71701701" text:style-name="L2">
        <text:list-item>
          <text:p text:style-name="P2">cat | tac</text:p>
        </text:list-item>
        <text:list-item>
          <text:p text:style-name="P2">cor | roc</text:p>
        </text:list-item>
        <text:list-item>
          <text:p text:style-name="P2">me | em</text:p>
        </text:list-item>
        <text:list-item>
          <text:p text:style-name="P2">le | el</text:p>
        </text:list-item>
      </text:list>
      <text:p text:style-name="Text_20_body">The good thing about these is that you can embed other palindromes in the middle of them. For instance, say you have the following palindrome:</text:p>
      <text:p text:style-name="P4">core roc</text:p>
      <text:p text:style-name="P5">You could embed that palindrome in the middle of any of the above palindromes to yield new palindromes, as follows:</text:p>
      <text:list xml:id="list1845554850" text:style-name="L3">
        <text:list-item>
          <text:p text:style-name="P3"><text:soft-page-break/>cat | core roc | tac</text:p>
        </text:list-item>
        <text:list-item>
          <text:p text:style-name="P3">cor | core roc | roc</text:p>
        </text:list-item>
        <text:list-item>
          <text:p text:style-name="P3">me | core roc | em</text:p>
        </text:list-item>
        <text:list-item>
          <text:p text:style-name="P3">le | core roc | el</text:p>
        </text:list-item>
      </text:list>
      <text:p text:style-name="Text_20_body">Further, you can also further embed those palindromes inside of yet other palindromes to yield even larger palindromes. For instance:</text:p>
      <text:p text:style-name="P4">cat | cor | me | le | core roc | el | em | roc | tac</text:p>
      <text:p text:style-name="P5">This process can continue to build as large a palindrome as you need. </text:p>
      <text:p text:style-name="P5">Assuming you have enough such loops, you could conceivably build a palindromic pangram based on this concept, by choosing one loop that contains each letter. However, such a palindrome is not very likely to be the “shortest” possible palindrome for the given set, as it is likely to contain a lot of repeated vowels that could have been potentially eliminated by finding a palindrome that goes more directly from the root vertex to some palindrome vertex without loops.</text:p>
      <text:p text:style-name="P5">The other aspect of this is that we should be able to use this principle to eliminate the need to continually expand that expensive root vertex. Since from the root vertex any word in the word set can be used as an edge to get to at least one further node, any expansion of the root vertex is going to have a branching factor equal to the number of words in the set. Even with reduction of the network due to removal of deadends, for the ITA set this equals an expansion factor of around 45k edges, which is the main reason the average effective branching factor ends up being around 4500 edges per expansion.</text:p>
      <text:p text:style-name="P5">The challenge with this idea then is to find a way to take advantage of embedding other palindromes inside of loops, to avoid having to expand the root vertex, and thus drastically reduce the effective branching factor of the entire 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4T08:46:55</meta:creation-date>
    <meta:generator>OpenOffice.org/3.0$Unix OpenOffice.org_project/300m15$Build-9379</meta:generator>
    <dc:date>2009-09-26T12:15:16</dc:date>
    <meta:editing-duration>PT33H16M32S</meta:editing-duration>
    <meta:editing-cycles>6</meta:editing-cycles>
    <meta:document-statistic meta:table-count="0" meta:image-count="0" meta:object-count="0" meta:page-count="2" meta:paragraph-count="29" meta:word-count="750" meta:character-count="3925"/>
  </office:meta>
</office:document-meta>
</file>